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16">
            <text:p>1216</text:p>
          </table:table-cell>
          <table:table-cell table:style-name="ce22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43">
            <text:p>4143</text:p>
          </table:table-cell>
          <table:table-cell table:style-name="ce22" office:value-type="float" office:value="595">
            <text:p>59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886">
            <text:p>30,886</text:p>
          </table:table-cell>
          <table:table-cell table:style-name="ce22" office:value-type="float" office:value="4756">
            <text:p>47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25">
            <text:p>3,025</text:p>
          </table:table-cell>
          <table:table-cell table:style-name="ce23" office:value-type="float" office:value="993">
            <text:p>99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155">
            <text:p>16,155</text:p>
          </table:table-cell>
          <table:table-cell table:style-name="ce23" office:value-type="float" office:value="4653">
            <text:p>4,6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497">
            <text:p>49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27">
            <text:p>3027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34">
            <text:p>2334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93">
            <text:p>119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82">
            <text:p>3082</text:p>
          </table:table-cell>
          <table:table-cell table:style-name="ce22" office:value-type="float" office:value="1251">
            <text:p>125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761">
            <text:p>22761</text:p>
          </table:table-cell>
          <table:table-cell table:style-name="ce22" office:value-type="float" office:value="2723">
            <text:p>27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83">
            <text:p>2,883</text:p>
          </table:table-cell>
          <table:table-cell table:style-name="ce22" office:value-type="float" office:value="531">
            <text:p>53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613">
            <text:p>95,613</text:p>
          </table:table-cell>
          <table:table-cell table:style-name="ce22" office:value-type="float" office:value="17291">
            <text:p>172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657">
            <text:p>7,65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99">
            <text:p>99</text:p>
          </table:table-cell>
          <table:table-cell table:style-name="ce22" office:value-type="float" office:value="2514">
            <text:p>25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332">
            <text:p>5,332</text:p>
          </table:table-cell>
          <table:table-cell table:style-name="ce23" office:value-type="float" office:value="1342">
            <text:p>1,34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966">
            <text:p>23966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886">
            <text:p>24886</text:p>
          </table:table-cell>
          <table:table-cell table:style-name="ce22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13">
            <text:p>1,013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931">
            <text:p>8,931</text:p>
          </table:table-cell>
          <table:table-cell table:style-name="ce23" office:value-type="float" office:value="1917">
            <text:p>1,9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43">
            <text:p>394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720">
            <text:p>7720</text:p>
          </table:table-cell>
          <table:table-cell table:style-name="ce22" office:value-type="float" office:value="1051">
            <text:p>105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013">
            <text:p>78013</text:p>
          </table:table-cell>
          <table:table-cell table:style-name="ce22" office:value-type="float" office:value="6750">
            <text:p>675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781">
            <text:p>157781</text:p>
          </table:table-cell>
          <table:table-cell table:style-name="ce22" office:value-type="float" office:value="18125">
            <text:p>181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3394">
            <text:p>253394</text:p>
          </table:table-cell>
          <table:table-cell table:style-name="ce22" office:value-type="float" office:value="35416">
            <text:p>354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